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106cce" officeooo:paragraph-rsid="00106c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o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3T18:13:07.148032890</meta:creation-date>
    <dc:date>2018-08-13T18:13:20.649447147</dc:date>
    <meta:editing-duration>PT13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5.1.6.2$Linux_X86_64 LibreOffice_project/10m0$Build-2</meta:generator>
  </office:meta>
</office:document-meta>
</file>